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90F638AED01E681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3.05cm"/>
    </style:style>
    <style:style style:name="gr3" style:family="graphic" style:parent-style-name="standard">
      <style:graphic-properties draw:stroke="none" svg:stroke-color="#000000" draw:fill="none" draw:fill-color="#ffffff" fo:min-height="6.45cm"/>
    </style:style>
    <style:style style:name="gr4" style:family="graphic" style:parent-style-name="standard">
      <style:graphic-properties draw:stroke="none" svg:stroke-color="#000000" draw:fill="none" draw:fill-color="#ffffff" fo:min-height="3.6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2.75cm"/>
    </style:style>
    <style:style style:name="gr7" style:family="graphic" style:parent-style-name="standard">
      <style:graphic-properties draw:stroke="none" svg:stroke-color="#000000" draw:fill="none" draw:fill-color="#ffffff" fo:min-height="3.15cm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standard">
      <style:graphic-properties draw:stroke="none" svg:stroke-color="#000000" draw:fill="none" draw:fill-color="#ffffff" fo:min-height="3.85cm"/>
    </style:style>
    <style:style style:name="gr10" style:family="graphic" style:parent-style-name="standard">
      <style:graphic-properties draw:stroke="none" svg:stroke-color="#000000" draw:fill="none" draw:fill-color="#ffffff" fo:min-height="6.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0.7cm" svg:y1="2.9cm" svg:x2="10.7cm" svg:y2="21.6cm">
          <text:p/>
        </draw:line>
        <draw:line draw:style-name="gr1" draw:text-style-name="P1" draw:layer="layout" svg:x1="3cm" svg:y1="12.4cm" svg:x2="18.8cm" svg:y2="12.5cm">
          <text:p/>
        </draw:line>
        <draw:frame draw:style-name="gr2" draw:text-style-name="P2" draw:layer="layout" svg:width="8.2cm" svg:height="3.3cm" svg:x="1.9cm" svg:y="3cm">
          <draw:text-box>
            <text:p>Nome:</text:p>
          </draw:text-box>
        </draw:frame>
        <draw:frame draw:style-name="gr3" draw:text-style-name="P2" draw:layer="layout" svg:width="7.7cm" svg:height="6.7cm" svg:x="11.5cm" svg:y="14.9cm">
          <draw:text-box>
            <text:p><text:s/></text:p>
          </draw:text-box>
        </draw:frame>
        <draw:frame draw:style-name="gr4" draw:text-style-name="P2" draw:layer="layout" svg:width="10.8cm" svg:height="3.9cm" svg:x="6.2cm" svg:y="1.4cm">
          <draw:text-box>
            <text:p>Personas = seus clientes</text:p>
          </draw:text-box>
        </draw:frame>
        <draw:frame draw:style-name="gr5" draw:text-style-name="P3" draw:layer="layout" svg:width="4.2cm" svg:height="4.2cm" svg:x="15.5cm" svg:y="23.9cm">
          <draw:image xlink:href="Pictures/100002010000012C0000012C90F638AED01E6810.png" xlink:type="simple" xlink:show="embed" xlink:actuate="onLoad">
            <text:p/>
          </draw:image>
        </draw:frame>
        <draw:frame draw:style-name="gr6" draw:text-style-name="P2" draw:layer="layout" svg:width="14.1cm" svg:height="13cm" svg:x="10.9cm" svg:y="2.9cm">
          <draw:text-box>
            <text:p>PERFIL:</text:p>
          </draw:text-box>
        </draw:frame>
        <draw:frame draw:style-name="gr7" draw:text-style-name="P2" draw:layer="layout" svg:width="4.7cm" svg:height="3.4cm" svg:x="4.7cm" svg:y="3cm">
          <draw:text-box>
            <text:p>VICTOR</text:p>
          </draw:text-box>
        </draw:frame>
        <draw:frame draw:style-name="gr8" draw:text-style-name="P2" draw:layer="layout" svg:width="7.1cm" svg:height="1.5cm" svg:x="11.5cm" svg:y="4.2cm">
          <draw:text-box>
            <text:p>AGRICULTOR JOVEM</text:p>
          </draw:text-box>
        </draw:frame>
        <draw:frame draw:style-name="gr9" draw:text-style-name="P2" draw:layer="layout" svg:width="15.3cm" svg:height="4.1cm" svg:x="11.3cm" svg:y="13.6cm">
          <draw:text-box>
            <text:p>NECESSIDADE: </text:p>
            <text:p>EVITAR DESPERDICIOS </text:p>
            <text:p>N PRODUÇÃO</text:p>
          </draw:text-box>
        </draw:frame>
        <draw:frame draw:style-name="gr10" draw:text-style-name="P2" draw:layer="layout" svg:width="11.2cm" svg:height="6.3cm" svg:x="2.4cm" svg:y="13.3cm">
          <draw:text-box>
            <text:p>COMPORTAMENTO: </text:p>
            <text:p>GOSTA DE PRATICIDAD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7:20:07.151244245</meta:creation-date>
    <dc:date>2019-09-09T17:59:09.140187621</dc:date>
    <meta:editing-duration>PT27M4S</meta:editing-duration>
    <meta:editing-cycles>3</meta:editing-cycles>
    <meta:generator>LibreOffice/6.0.7.3$Linux_X86_64 LibreOffice_project/00m0$Build-3</meta:generator>
    <meta:document-statistic meta:object-count="11"/>
  </office:meta>
</office:document-meta>
</file>